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_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or_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cessor_field_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_image_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pga_field_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_image_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pga_upgrade_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cessor_upgrade_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ia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XXXX-XXXX-XXXX-XXXX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ip_settings</text:p>
          </table:table-cell>
          <table:table-cell office:value-type="string" calcext:value-type="string">
            <text:p>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bnet_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tu_size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_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ice_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ice_log_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ice_log_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_log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88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lash_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_reset 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figuration_rese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ctory_rese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_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#1234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min_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#1234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deo_mode</text:p>
          </table:table-cell>
          <table:table-cell office:value-type="string" calcext:value-type="string">
            <text:p>enable_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_file 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_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_on_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_off_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able_http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able_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reams 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me_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lid_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ble_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ffer_typ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ffer_delay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qll_mult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_mult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ideos 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me_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7AABBCCDDEEFF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_layout</text:p>
          </table:table-cell>
          <table:table-cell office:value-type="string" calcext:value-type="string">
            <text:p>feature_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able_layo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_pi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p_loc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_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ap_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_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_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load_im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.jpg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load_mute_im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_ima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verlay001</text:p>
          </table:table-cell>
          <table:table-cell office:value-type="string" calcext:value-type="string">
            <text:p>image_para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y002</text:p>
          </table:table-cell>
          <table:table-cell office:value-type="string" calcext:value-type="string">
            <text:p>image_para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y003</text:p>
          </table:table-cell>
          <table:table-cell office:value-type="string" calcext:value-type="string">
            <text:p>image_para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3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y004</text:p>
          </table:table-cell>
          <table:table-cell office:value-type="string" calcext:value-type="string">
            <text:p>image_para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4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lay005</text:p>
          </table:table-cell>
          <table:table-cell office:value-type="string" calcext:value-type="string">
            <text:p>image_para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5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_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able_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e_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arse_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op_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x_mult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3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_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x_mult_ip_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4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e_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arse_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_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b_link_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ault_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_code</text:p>
          </table:table-cell>
          <table:table-cell office:value-type="string" calcext:value-type="string">
            <text:p>val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_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_devi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_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ose_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_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p_b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ow_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ad_register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w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2" meta:object-count="0"/>
    <meta:generator>LibreOffice/4.2.6.3$Linux_x86 LibreOffice_project/420m0$Build-3</meta:generator>
  </office:meta>
</office:document-meta>
</file>